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5mm"/>
    </style:style>
    <style:style style:name="co2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stroparticle experiments</text:p>
          </table:table-cell>
          <table:table-cell table:style-name="ce1" office:value-type="string" calcext:value-type="string">
            <text:p>Data rate [Gbytes/day]</text:p>
          </table:table-cell>
          <table:table-cell/>
          <table:table-cell table:style-name="ce1" office:value-type="string" calcext:value-type="string">
            <text:p>Upcoming experiment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GER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Current experiment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SS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IC</text:p>
          </table:table-cell>
          <table:table-cell table:style-name="ce1" office:value-type="float" office:value="1500" calcext:value-type="float">
            <text:p>1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TA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 calcext:value-type="string">
            <text:p>ANTARE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M3NeT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Cube</text:p>
          </table:table-cell>
          <table:table-cell table:style-name="ce1" office:value-type="float" office:value="100" calcext:value-type="float">
            <text:p>100</text:p>
          </table:table-cell>
          <table:table-cell>
            <draw:frame table:end-cell-address="Лист1.H30" table:end-x="26.82mm" table:end-y="2.27mm" draw:z-index="1" draw:name="Chart 2" draw:style-name="gr1" draw:text-style-name="P1" svg:width="154.37mm" svg:height="121.42mm" svg:x="31.2mm" svg:y="3.09mm">
              <loext:p draw:notify-on-update-of-ranges="Лист1.A2:Лист1.A15 Лист1.B1:Лист1.B1 Лист1.B2:Лист1.B1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RMI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S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anced VIRGO</text:p>
          </table:table-cell>
          <table:table-cell table:style-name="ce1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vanced LIGO</text:p>
          </table:table-cell>
          <table:table-cell table:style-name="ce1" office:value-type="float" office:value="1730" calcext:value-type="float">
            <text:p>17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CLID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SST</text:p>
          </table:table-cell>
          <table:table-cell table:style-name="ce1" office:value-type="float" office:value="11000" calcext:value-type="float">
            <text:p>11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ENON1T</text:p>
          </table:table-cell>
          <table:table-cell table:style-name="ce1" office:value-type="float" office:value="800" calcext:value-type="float">
            <text:p>800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2"/>
          <table:table-cell>
            <draw:frame table:end-cell-address="Лист1.R45" table:end-x="14.54mm" table:end-y="5.01mm" draw:z-index="0" draw:name="Chart 1" draw:style-name="gr1" draw:text-style-name="P1" svg:width="158.74mm" svg:height="124.67mm" svg:x="14.55mm" svg:y="2.6mm">
              <loext:p draw:notify-on-update-of-ranges="Лист1.A2:Лист1.A16 Лист1.B1:Лист1.B1 Лист1.B2:Лист1.B1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 style:data-style-name="N2" text:time-value="03:41:29.443401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Linux_X86_64 LibreOffice_project/30m0$Build-2</meta:generator>
    <dc:date>2019-03-24T03:45:30.773143455</dc:date>
    <meta:editing-duration>PT16M22S</meta:editing-duration>
    <meta:editing-cycles>3</meta:editing-cycles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3366cc" fo:wrap-option="wrap"/>
      <style:text-properties style:text-position="0% 100%"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875cm" svg:height="12.541cm" xlink:href=".." xlink:type="simple" chart:class="chart:bar" chart:style-name="ch1">
        <chart:legend chart:legend-position="end" svg:x="11.627cm" svg:y="5.997cm" style:legend-expansion="high" chart:style-name="ch2"/>
        <chart:plot-area chart:style-name="ch3" table:cell-range-address="Лист1.A2:Лист1.B16 Лист1.B1:Лист1.B1" chart:data-source-has-labels="both" svg:x="0.317cm" svg:y="0.25cm" svg:width="10.993cm" svg:height="12.041cm">
          <chartooo:coordinate-region svg:x="1.626cm" svg:y="0.25cm" svg:width="9.631cm" svg:height="9.429cm"/>
          <chart:axis chart:dimension="x" chart:name="primary-x" chart:style-name="ch4" chartooo:axis-type="text">
            <chart:categories table:cell-range-address="Лист1.A2:Лист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6" chart:label-cell-address="Лист1.B1:Лист1.B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rate [Gbytes/day]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GER</text:p>
                <draw:g>
                  <svg:desc>Лист1.A2:Лист1.A16</svg:desc>
                </draw:g>
              </table:table-cell>
              <table:table-cell office:value-type="float" office:value="500">
                <text:p>500</text:p>
                <draw:g>
                  <svg:desc>Лист1.B2:Лист1.B16</svg:desc>
                </draw:g>
              </table:table-cell>
            </table:table-row>
            <table:table-row>
              <table:table-cell office:value-type="string">
                <text:p>HESS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MAGIC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CTA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ANTARE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M3NeT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IceCub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FERMI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M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dvanced VIRGO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Advanced LIGO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EUCLID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LSST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XENON1T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style:font-style-name="Полужирный" fo:font-size="10pt" fo:font-weight="bold" style:font-size-asian="10pt" style:font-weight-asian="bold" style:font-size-complex="10pt" style:font-weight-complex="bold"/>
    </style:style>
    <style:style style:name="ch4" style:family="chart">
      <style:chart-properties style:rotation-angle="0"/>
      <style:text-properties style:text-position="0% 100%" fo:font-family="Arial" style:font-style-name="Полужирный" fo:font-size="14pt" fo:font-weight="bold" style:font-size-asian="14pt" style:font-weight-asian="bold" style:font-size-complex="14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" chart:maximum="100000" chart:origin="0" chart:gap-width="50" chart:reverse-direction="false" text:line-break="false" loext:try-staggering-first="false" chart:link-data-style-to-source="false" chart:axis-position="1" chart:tick-mark-position="at-axis"/>
      <style:graphic-properties draw:stroke="none" svg:stroke-width="0.132cm" svg:stroke-color="#b3b3b3"/>
      <style:text-properties style:text-position="0% 100%" fo:font-family="Arial" style:font-style-name="Обычный" fo:font-size="10pt" style:font-size-asian="10pt" style:font-size-complex="10pt"/>
    </style:style>
    <style:style style:name="ch6" style:family="chart">
      <style:chart-properties style:rotation-angle="90"/>
      <style:text-properties style:text-position="0% 100%" fo:font-family="Arial" style:font-style-name="Полужирный" fo:font-size="14pt" fo:font-weight="bold" style:font-size-asian="14pt" style:font-weight-asian="bold" style:font-size-complex="14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 chart:label-position="inside" style:rotation-angle="90">
        <chart:label-separator>
          <text:p>; </text:p>
        </chart:label-separator>
      </style:chart-properties>
      <style:graphic-properties draw:stroke="none" draw:fill-color="#178c7b" draw:fill-gradient-name="Gradient_5f_5f_5f_20_5f_5f_5f_1" draw:gradient-step-count="0" fo:wrap-option="wrap"/>
      <style:text-properties fo:color="#ffffff" style:text-position="0% 100%" fo:font-family="Arial" style:font-style-name="Полужирный" fo:font-size="10pt" fo:font-weight="bold" style:font-size-asian="10pt" style:font-weight-asian="bold" style:font-size-complex="10pt" style:font-weight-complex="bold"/>
    </style:style>
    <style:style style:name="ch9" style:family="chart">
      <style:chart-properties chart:solid-type="cuboi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438cm" svg:height="12.145cm" xlink:href=".." xlink:type="simple" chart:class="chart:bar" chart:style-name="ch1">
        <chart:plot-area chart:style-name="ch2" table:cell-range-address="Лист1.A2:Лист1.B15 Лист1.B1:Лист1.B1" chart:data-source-has-labels="both" svg:x="0.927cm" svg:y="0.4cm" svg:width="14.188cm" svg:height="11.142cm">
          <chartooo:coordinate-region svg:x="2.289cm" svg:y="0.573cm" svg:width="12.826cm" svg:height="8.474cm"/>
          <chart:axis chart:dimension="x" chart:name="primary-x" chart:style-name="ch3" chartooo:axis-type="text">
            <chart:title svg:x="5.481cm" svg:y="11.345cm" chart:style-name="ch4">
              <text:p>Astroparticle experiments</text:p>
            </chart:title>
            <chart:categories table:cell-range-address="Лист1.A2:Лист1.A15"/>
          </chart:axis>
          <chart:axis chart:dimension="y" chart:name="primary-y" chart:style-name="ch5">
            <chart:title svg:x="0cm" svg:y="8.316cm" chart:style-name="ch6">
              <text:p>Data rate [Gbytes/day]</text:p>
            </chart:title>
            <chart:grid chart:style-name="ch7" chart:class="major"/>
          </chart:axis>
          <chart:series chart:style-name="ch8" chart:values-cell-range-address="Лист1.B2:Лист1.B15" chart:label-cell-address="Лист1.B1:Лист1.B1" chart:class="chart:bar">
            <chart:data-point chart:style-name="ch9"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rate [Gbytes/day]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GER</text:p>
                <draw:g>
                  <svg:desc>Лист1.A2:Лист1.A15</svg:desc>
                </draw:g>
              </table:table-cell>
              <table:table-cell office:value-type="float" office:value="500">
                <text:p>500</text:p>
                <draw:g>
                  <svg:desc>Лист1.B2:Лист1.B15</svg:desc>
                </draw:g>
              </table:table-cell>
            </table:table-row>
            <table:table-row>
              <table:table-cell office:value-type="string">
                <text:p>HESS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MAGIC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CTA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ANTARE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M3NeT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IceCub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FERMI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M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dvanced VIRGO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Advanced LIGO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EUCLID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LSST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XENON1T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